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ce3"/>
        <table:table-column table:style-name="co1" table:number-columns-repeated="17" table:default-cell-style-name="ce1"/>
        <table:table-row table:style-name="ro1">
          <table:table-cell table:style-name="ce1" office:value-type="string" calcext:value-type="string">
            <text:p>Timing_test_14_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2.87961" calcext:value-type="float">
            <text:p>2.87961</text:p>
          </table:table-cell>
          <table:table-cell office:value-type="float" office:value="0.117297" calcext:value-type="float">
            <text:p>0.117297</text:p>
          </table:table-cell>
          <table:table-cell office:value-type="float" office:value="0.141519" calcext:value-type="float">
            <text:p>0.14151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.0389839" calcext:value-type="float">
            <text:p>0.0389839</text:p>
          </table:table-cell>
          <table:table-cell office:value-type="string" calcext:value-type="string">
            <text:p>[7.0, 12.0, 37.0, 23.0]</text:p>
          </table:table-cell>
          <table:table-cell office:value-type="string" calcext:value-type="string">
            <text:p>(0.026269, 0.0504078)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ing_test_1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2.93568" calcext:value-type="float">
            <text:p>2.93568</text:p>
          </table:table-cell>
          <table:table-cell office:value-type="float" office:value="0.122807" calcext:value-type="float">
            <text:p>0.122807</text:p>
          </table:table-cell>
          <table:table-cell office:value-type="float" office:value="0.144323" calcext:value-type="float">
            <text:p>0.144323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.0486634" calcext:value-type="float">
            <text:p>0.0486634</text:p>
          </table:table-cell>
          <table:table-cell office:value-type="string" calcext:value-type="string">
            <text:p>[10.0, 15.0, 37.0, 37.0]</text:p>
          </table:table-cell>
          <table:table-cell office:value-type="string" calcext:value-type="string">
            <text:p>(0.024519, 0.0469104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ing_test_1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4.65862" calcext:value-type="float">
            <text:p>4.65862</text:p>
          </table:table-cell>
          <table:table-cell office:value-type="float" office:value="0.487266" calcext:value-type="float">
            <text:p>0.487266</text:p>
          </table:table-cell>
          <table:table-cell office:value-type="float" office:value="0.478607" calcext:value-type="float">
            <text:p>0.478607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ing_test_1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4.54872" calcext:value-type="float">
            <text:p>4.54872</text:p>
          </table:table-cell>
          <table:table-cell office:value-type="float" office:value="0.488952" calcext:value-type="float">
            <text:p>0.488952</text:p>
          </table:table-cell>
          <table:table-cell office:value-type="float" office:value="0.478486" calcext:value-type="float">
            <text:p>0.478486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ing_test_1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11.3417" calcext:value-type="float">
            <text:p>11.3417</text:p>
          </table:table-cell>
          <table:table-cell office:value-type="float" office:value="2.27825" calcext:value-type="float">
            <text:p>2.27825</text:p>
          </table:table-cell>
          <table:table-cell office:value-type="float" office:value="1.57474" calcext:value-type="float">
            <text:p>1.57474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iming_test_1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3.01096" calcext:value-type="float">
            <text:p>3.01096</text:p>
          </table:table-cell>
          <table:table-cell office:value-type="float" office:value="0.126956" calcext:value-type="float">
            <text:p>0.126956</text:p>
          </table:table-cell>
          <table:table-cell office:value-type="float" office:value="0.165741" calcext:value-type="float">
            <text:p>0.16574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0.164789" calcext:value-type="float">
            <text:p>0.164789</text:p>
          </table:table-cell>
          <table:table-cell office:value-type="string" calcext:value-type="string">
            <text:p>[170.0, 38.0, 79.0, 36.0, 27.0]</text:p>
          </table:table-cell>
          <table:table-cell office:value-type="string" calcext:value-type="string">
            <text:p>(0.0544171, 0.0695971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ing_test_14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381.203" calcext:value-type="float">
            <text:p>381.203</text:p>
          </table:table-cell>
          <table:table-cell office:value-type="float" office:value="86.0654" calcext:value-type="float">
            <text:p>86.0654</text:p>
          </table:table-cell>
          <table:table-cell office:value-type="float" office:value="83.4219" calcext:value-type="float">
            <text:p>83.4219</text:p>
          </table:table-cell>
          <table:table-cell office:value-type="float" office:value="78" calcext:value-type="float">
            <text:p>78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_test_14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386.838" calcext:value-type="float">
            <text:p>386.838</text:p>
          </table:table-cell>
          <table:table-cell office:value-type="float" office:value="86.459" calcext:value-type="float">
            <text:p>86.459</text:p>
          </table:table-cell>
          <table:table-cell office:value-type="float" office:value="83.8643" calcext:value-type="float">
            <text:p>83.8643</text:p>
          </table:table-cell>
          <table:table-cell office:value-type="float" office:value="78" calcext:value-type="float">
            <text:p>78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iming_test_14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391" calcext:value-type="float">
            <text:p>391</text:p>
          </table:table-cell>
          <table:table-cell office:value-type="float" office:value="84.4724" calcext:value-type="float">
            <text:p>84.4724</text:p>
          </table:table-cell>
          <table:table-cell office:value-type="float" office:value="84.9804" calcext:value-type="float">
            <text:p>84.9804</text:p>
          </table:table-cell>
          <table:table-cell office:value-type="float" office:value="78" calcext:value-type="float">
            <text:p>78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iming_test_14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392.559" calcext:value-type="float">
            <text:p>392.559</text:p>
          </table:table-cell>
          <table:table-cell office:value-type="float" office:value="88.8254" calcext:value-type="float">
            <text:p>88.8254</text:p>
          </table:table-cell>
          <table:table-cell office:value-type="float" office:value="78.6935" calcext:value-type="float">
            <text:p>78.6935</text:p>
          </table:table-cell>
          <table:table-cell office:value-type="float" office:value="78" calcext:value-type="float">
            <text:p>78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iming_test_14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7.58015" calcext:value-type="float">
            <text:p>7.58015</text:p>
          </table:table-cell>
          <table:table-cell office:value-type="float" office:value="1.526" calcext:value-type="float">
            <text:p>1.526</text:p>
          </table:table-cell>
          <table:table-cell office:value-type="float" office:value="0.840953" calcext:value-type="float">
            <text:p>0.840953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29" calcext:value-type="float">
            <text:p>329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[122.0]</text:p>
          </table:table-cell>
          <table:table-cell office:value-type="string" calcext:value-type="string">
            <text:p>(0.00596135, NaN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iming_test_14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11.1136" calcext:value-type="float">
            <text:p>11.1136</text:p>
          </table:table-cell>
          <table:table-cell office:value-type="float" office:value="2.58174" calcext:value-type="float">
            <text:p>2.58174</text:p>
          </table:table-cell>
          <table:table-cell office:value-type="float" office:value="1.4221" calcext:value-type="float">
            <text:p>1.4221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iming_test_14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9.38447" calcext:value-type="float">
            <text:p>9.38447</text:p>
          </table:table-cell>
          <table:table-cell office:value-type="float" office:value="2.05835" calcext:value-type="float">
            <text:p>2.05835</text:p>
          </table:table-cell>
          <table:table-cell office:value-type="float" office:value="0.972569" calcext:value-type="float">
            <text:p>0.972569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ming_test_14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8.15891" calcext:value-type="float">
            <text:p>8.15891</text:p>
          </table:table-cell>
          <table:table-cell office:value-type="float" office:value="1.63024" calcext:value-type="float">
            <text:p>1.63024</text:p>
          </table:table-cell>
          <table:table-cell office:value-type="float" office:value="0.879186" calcext:value-type="float">
            <text:p>0.879186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iming_test_14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12.1403" calcext:value-type="float">
            <text:p>12.1403</text:p>
          </table:table-cell>
          <table:table-cell office:value-type="float" office:value="2.67423" calcext:value-type="float">
            <text:p>2.67423</text:p>
          </table:table-cell>
          <table:table-cell office:value-type="float" office:value="1.60525" calcext:value-type="float">
            <text:p>1.60525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ming_test_1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2.86542" calcext:value-type="float">
            <text:p>2.86542</text:p>
          </table:table-cell>
          <table:table-cell office:value-type="float" office:value="0.0765742" calcext:value-type="float">
            <text:p>0.0765742</text:p>
          </table:table-cell>
          <table:table-cell office:value-type="float" office:value="0.0614861" calcext:value-type="float">
            <text:p>0.061486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.0198562" calcext:value-type="float">
            <text:p>0.0198562</text:p>
          </table:table-cell>
          <table:table-cell office:value-type="string" calcext:value-type="string">
            <text:p>[2.0, 8.0, 17.0, 8.0, 5.0]</text:p>
          </table:table-cell>
          <table:table-cell office:value-type="string" calcext:value-type="string">
            <text:p>(0.00183942, 0.0014945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ming_test_1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2.61026" calcext:value-type="float">
            <text:p>2.61026</text:p>
          </table:table-cell>
          <table:table-cell office:value-type="float" office:value="0.0704879" calcext:value-type="float">
            <text:p>0.0704879</text:p>
          </table:table-cell>
          <table:table-cell office:value-type="float" office:value="0.0875047" calcext:value-type="float">
            <text:p>0.087504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.0237896" calcext:value-type="float">
            <text:p>0.0237896</text:p>
          </table:table-cell>
          <table:table-cell office:value-type="string" calcext:value-type="string">
            <text:p>[5.0, 8.0, 20.0, 5.0, 10.0]</text:p>
          </table:table-cell>
          <table:table-cell office:value-type="string" calcext:value-type="string">
            <text:p>(0.00202243, 0.00188451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iming_test_1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4.35037" calcext:value-type="float">
            <text:p>4.35037</text:p>
          </table:table-cell>
          <table:table-cell office:value-type="float" office:value="0.654832" calcext:value-type="float">
            <text:p>0.654832</text:p>
          </table:table-cell>
          <table:table-cell office:value-type="float" office:value="0.283316" calcext:value-type="float">
            <text:p>0.283316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  <table:table-cell office:value-type="float" office:value="0.0183796" calcext:value-type="float">
            <text:p>0.0183796</text:p>
          </table:table-cell>
          <table:table-cell office:value-type="string" calcext:value-type="string">
            <text:p>[4.0, 15.0, 9.0, 9.0]</text:p>
          </table:table-cell>
          <table:table-cell office:value-type="string" calcext:value-type="string">
            <text:p>(0.0016639, 0.00190178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ming_test_1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9.48118" calcext:value-type="float">
            <text:p>9.48118</text:p>
          </table:table-cell>
          <table:table-cell office:value-type="float" office:value="1.80242" calcext:value-type="float">
            <text:p>1.80242</text:p>
          </table:table-cell>
          <table:table-cell office:value-type="float" office:value="0.831837" calcext:value-type="float">
            <text:p>0.831837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ming_test_1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12.8929" calcext:value-type="float">
            <text:p>12.8929</text:p>
          </table:table-cell>
          <table:table-cell office:value-type="float" office:value="2.47014" calcext:value-type="float">
            <text:p>2.47014</text:p>
          </table:table-cell>
          <table:table-cell office:value-type="float" office:value="1.13414" calcext:value-type="float">
            <text:p>1.13414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Timing_test_14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7.15674" calcext:value-type="float">
            <text:p>7.15674</text:p>
          </table:table-cell>
          <table:table-cell office:value-type="float" office:value="1.6062" calcext:value-type="float">
            <text:p>1.6062</text:p>
          </table:table-cell>
          <table:table-cell office:value-type="float" office:value="1.01313" calcext:value-type="float">
            <text:p>1.01313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363" calcext:value-type="float">
            <text:p>363</text:p>
          </table:table-cell>
          <table:table-cell office:value-type="float" office:value="0.201437" calcext:value-type="float">
            <text:p>0.201437</text:p>
          </table:table-cell>
          <table:table-cell office:value-type="string" calcext:value-type="string">
            <text:p>[87.0, 174.0, 13.0, 149.0, 2.0, 4.0, 5.0]</text:p>
          </table:table-cell>
          <table:table-cell office:value-type="string" calcext:value-type="string">
            <text:p>(0.00807954, 0.0145545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ming_test_14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498.883" calcext:value-type="float">
            <text:p>498.883</text:p>
          </table:table-cell>
          <table:table-cell office:value-type="float" office:value="150.539" calcext:value-type="float">
            <text:p>150.539</text:p>
          </table:table-cell>
          <table:table-cell office:value-type="float" office:value="136.957" calcext:value-type="float">
            <text:p>136.957</text:p>
          </table:table-cell>
          <table:table-cell office:value-type="float" office:value="110" calcext:value-type="float">
            <text:p>11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iming_test_14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499.896" calcext:value-type="float">
            <text:p>499.896</text:p>
          </table:table-cell>
          <table:table-cell office:value-type="float" office:value="154.542" calcext:value-type="float">
            <text:p>154.542</text:p>
          </table:table-cell>
          <table:table-cell office:value-type="float" office:value="129.742" calcext:value-type="float">
            <text:p>129.742</text:p>
          </table:table-cell>
          <table:table-cell office:value-type="float" office:value="110" calcext:value-type="float">
            <text:p>11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iming_test_14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514.002" calcext:value-type="float">
            <text:p>514.002</text:p>
          </table:table-cell>
          <table:table-cell office:value-type="float" office:value="159.805" calcext:value-type="float">
            <text:p>159.805</text:p>
          </table:table-cell>
          <table:table-cell office:value-type="float" office:value="133.848" calcext:value-type="float">
            <text:p>133.848</text:p>
          </table:table-cell>
          <table:table-cell office:value-type="float" office:value="110" calcext:value-type="float">
            <text:p>11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ming_test_14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81" calcext:value-type="float">
            <text:p>1681</text:p>
          </table:table-cell>
          <table:table-cell office:value-type="float" office:value="4120" calcext:value-type="float">
            <text:p>4120</text:p>
          </table:table-cell>
          <table:table-cell office:value-type="float" office:value="512.242" calcext:value-type="float">
            <text:p>512.242</text:p>
          </table:table-cell>
          <table:table-cell office:value-type="float" office:value="150.56" calcext:value-type="float">
            <text:p>150.56</text:p>
          </table:table-cell>
          <table:table-cell office:value-type="float" office:value="137.73" calcext:value-type="float">
            <text:p>137.73</text:p>
          </table:table-cell>
          <table:table-cell office:value-type="float" office:value="110" calcext:value-type="float">
            <text:p>110</text:p>
          </table:table-cell>
          <table:table-cell office:value-type="float" office:value="800" calcext:value-type="float">
            <text:p>800</text:p>
          </table:table-cell>
          <table:table-cell office:value-type="float" office:value="9.22337E+018" calcext:value-type="float">
            <text:p>9.22337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4T13:22:13.634231538</meta:creation-date>
    <dc:date>2021-02-24T13:22:57.788924714</dc:date>
    <meta:editing-duration>PT44S</meta:editing-duration>
    <meta:editing-cycles>1</meta:editing-cycles>
    <meta:document-statistic meta:table-count="1" meta:cell-count="549" meta:object-count="0"/>
    <meta:generator>LibreOffice/6.0.7.3$Linux_X86_64 LibreOffice_project/00m0$Build-3</meta:generator>
  </office:meta>
</office:document-meta>
</file>